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fo:language="zxx" fo:country="none" fo:font-weight="normal" officeooo:rsid="00026428" officeooo:paragraph-rsid="00026428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fo:language="zxx" fo:country="none" fo:font-weight="bold" officeooo:rsid="0000c7e0" officeooo:paragraph-rsid="0000c7e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3b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dringer gjort fra forrige deler</text:p>
      <text:p text:style-name="P1">Byttet farger på bakgrunn og artikler fra grønnfarger til blå og hv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25:22.688449000</meta:creation-date>
    <dc:date>2022-12-02T11:29:17.340227788</dc:date>
    <meta:editing-duration>P3DT22H53M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7" meta:character-count="103" meta:non-whitespace-character-count="88"/>
  </office:meta>
</office:document-meta>
</file>